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27.7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P1" style:family="paragraph" style:parent-style-name="Text_20_body">
      <style:text-properties style:font-name="Times New Roman" fo:language="ru" fo:country="RU" fo:font-weight="normal" style:font-weight-asian="normal" style:font-weight-complex="normal"/>
    </style:style>
    <style:style style:name="P2" style:family="paragraph" style:parent-style-name="Text_20_body">
      <style:paragraph-properties fo:text-align="center" style:justify-single-word="false"/>
      <style:text-properties style:font-name="Times New Roman" fo:language="ru" fo:country="RU" fo:font-weight="normal" style:font-weight-asian="normal" style:font-weight-complex="normal"/>
    </style:style>
    <style:style style:name="P3" style:family="paragraph" style:parent-style-name="Text_20_body">
      <style:text-properties style:font-name="Times New Roman" fo:language="en" fo:country="US" fo:font-weight="normal" style:font-weight-asian="normal" style:font-weight-complex="normal"/>
    </style:style>
    <style:style style:name="P4" style:family="paragraph" style:parent-style-name="Our_20_code">
      <style:text-properties fo:color="#008000"/>
    </style:style>
    <style:style style:name="P5" style:family="paragraph" style:parent-style-name="Our_20_code">
      <style:text-properties fo:color="#008000" fo:language="en" fo:country="US"/>
    </style:style>
    <style:style style:name="P6" style:family="paragraph" style:parent-style-name="Our_20_code">
      <style:text-properties fo:color="#0000ff"/>
    </style:style>
    <style:style style:name="P7" style:family="paragraph" style:parent-style-name="Heading_20_1">
      <style:text-properties style:font-name="Times New Roman" fo:language="en" fo:country="US"/>
    </style:style>
    <style:style style:name="P8" style:family="paragraph" style:parent-style-name="Heading_20_1">
      <style:text-properties fo:language="en" fo:country="US"/>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fo:color="#008000"/>
    </style:style>
    <style:style style:name="T4" style:family="text">
      <style:text-properties fo:color="#008000" fo:language="en" fo:country="US"/>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style:font-name="Times New Roman" fo:language="ru" fo:country="RU" fo:font-weight="normal" style:font-weight-asian="normal" style:font-weight-complex="normal"/>
    </style:style>
    <style:style style:name="T8" style:family="text">
      <style:text-properties style:font-name="Times New Roman" fo:language="ru" fo:country="RU" fo:font-weight="bold" style:font-weight-asian="bold" style:font-weight-complex="bold"/>
    </style:style>
    <style:style style:name="T9" style:family="text">
      <style:text-properties style:font-name="Times New Roman" fo:language="en" fo:country="US" fo:font-weight="normal" style:font-weight-asian="normal" style:font-weight-complex="normal"/>
    </style:style>
    <style:style style:name="T10" style:family="text">
      <style:text-properties style:font-name="Times New Roman" fo:language="en" fo:country="US" fo:font-weight="bold" style:font-weight-asian="bold" style:font-weight-complex="bold"/>
    </style:style>
    <style:style style:name="T11" style:family="text">
      <style:text-properties fo:language="ru" fo:country="RU" fo:background-color="#ffff00"/>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237cm" svg:y="4.029cm" svg:width="16.14cm" svg:height="14.818cm" draw:z-index="4">
        <draw:image xlink:href="file://192.168.0.120/Rabota/На%20выполнение/2-ДЛЯ%20ОФОРМИТЕЛЕЙ!/4361%20Петухов/оригинал/te/odt/te-images/te-4-ris-1.png" xlink:type="simple" xlink:show="embed" xlink:actuate="onLoad"/>
      </draw:frame>
      <table:table table:name="Table1" table:style-name="Table1">
        <table:table-column table:style-name="Table1.A"/>
        <table:table-row>
          <table:table-cell table:style-name="Table1.A1" office:value-type="string">
            <text:h text:style-name="P7" text:outline-level="1">Table editor window</text:h>
          </table:table-cell>
        </table:table-row>
        <table:table-row table:style-name="Table1.2">
          <table:table-cell table:style-name="Table1.A2" office:value-type="string">
            <text:p text:style-name="P1"><text:span text:style-name="T5">Table editor window is a form containing tools for filling and editing a table. This window includes the following elements</text:span>: <text:span text:style-name="T6">algorithm for table calculation and description, message box, table setting panel </text:span><text:span text:style-name="T5">and</text:span><text:span text:style-name="T6"> tool bar</text:span> (<text:span text:style-name="T5">see figure</text:span> 1).</text:p>
            <text:p text:style-name="P2"><text:span text:style-name="T5">Figure</text:span> 1 – <text:span text:style-name="T5">Table editor window</text:span></text:p>
            <text:h text:style-name="Heading_20_1" text:outline-level="1"/>
            <text:h text:style-name="P8" text:outline-level="1">Algorithm for table calculation and description</text:h>
            <text:p text:style-name="P1"><text:span text:style-name="T6">Algorithm for table calculation and description </text:span><text:span text:style-name="T5">is a field similar to </text:span><text:span text:style-name="T6">global parameters editor window</text:span><text:span text:style-name="T5"> and allows a table to be filled in automated manner using values, variables and functions described in </text:span><text:span text:style-name="T6">global parameters editor </text:span><text:span text:style-name="T5">window. Working tools for this element are also similar to the tools used for working with </text:span><text:span text:style-name="T6">global parameters editor </text:span><text:span text:style-name="T5">window, and include: </text:span><text:span text:style-name="T6">Clean table</text:span><text:span text:style-name="T5">, </text:span><text:span text:style-name="T6">View variables</text:span><text:span text:style-name="T5">, </text:span><text:span text:style-name="T6">Construct relation</text:span><text:span text:style-name="T5">, </text:span><text:span text:style-name="T6">Stepwise debugging</text:span><text:span text:style-name="T5"> and </text:span><text:span text:style-name="T6">Stop debugging</text:span><text:span text:style-name="T5"> (see item “Global parameters editor window”).</text:span></text:p>
            <text:p text:style-name="P1"><text:span text:style-name="T5">Let us consider an example of constructing an algorithm for table calculation and description as exemplified by creation of EKN 125-140 pump head capacity table</text:span>.</text:p>
            <text:p text:style-name="P1"/>
            <text:p text:style-name="Our_20_code"><text:span text:style-name="T3">//</text:span><text:span text:style-name="T4">PUMP HEAD AND DISCHRGE PERFORMANCE</text:span></text:p>
            <text:p text:style-name="P4"><text:soft-page-break/>//<text:span text:style-name="T5">Set up as a table function</text:span> <text:span text:style-name="T5">for two arguments: discharge and rotor speed</text:span></text:p>
            <text:p text:style-name="P4">//<text:span text:style-name="T5">The following algorithm is implemented in the below text</text:span>.</text:p>
            <text:p text:style-name="P5">//Chipped pump performance at the rated speed is given as a supporting curve</text:p>
            <text:p text:style-name="P4">//H0=f(Q), <text:span text:style-name="T5">where</text:span> H0 <text:span text:style-name="T5">is for head</text:span>, <text:span text:style-name="T5">m</text:span>; Q <text:span text:style-name="T5">is for volumetric discharge</text:span>, <text:span text:style-name="T5">m</text:span>^3/<text:span text:style-name="T5">hour</text:span></text:p>
            <text:p text:style-name="P4">//<text:span text:style-name="T5">Curves for other values of frequency are determined via the relation:</text:span></text:p>
            <text:p text:style-name="P4">//H(Q,n)=H0(Q,n0)*[n/n0]^2</text:p>
            <text:p text:style-name="Our_20_code"/>
            <text:p text:style-name="P4">//<text:span text:style-name="T5">Chipped pump performance</text:span></text:p>
            <text:p text:style-name="Our_20_code">H0 = [<text:span text:style-name="T2">1950</text:span></text:p>
            <text:p text:style-name="P6">1950 1945 1940 1936 1925</text:p>
            <text:p text:style-name="P6">1900 1855 1800 1730 1640</text:p>
            <text:p text:style-name="Our_20_code"><text:span text:style-name="T2">1640</text:span>];</text:p>
            <text:p text:style-name="Our_20_code"/>
            <text:p text:style-name="Our_20_code">Q = [<text:span text:style-name="T2">-90</text:span></text:p>
            <text:p text:style-name="P6">0 10 20 30 40</text:p>
            <text:p text:style-name="P6">50 60 70 80 90</text:p>
            <text:p text:style-name="Our_20_code"><text:span text:style-name="T2">1000</text:span>];</text:p>
            <text:p text:style-name="Our_20_code"/>
            <text:p text:style-name="Our_20_code">n0 = <text:span text:style-name="T2">49.65</text:span>; <text:span text:style-name="T4">//Frequency at which the performance is chipped, Hz</text:span></text:p>
            <text:p text:style-name="Our_20_code">r0 = <text:span text:style-name="T2">956</text:span>; <text:span text:style-name="T3">//</text:span><text:span text:style-name="T4">Water density, at which the performance is obtained</text:span></text:p>
            <text:p text:style-name="Our_20_code"/>
            <text:p text:style-name="P5">//Array of frequencies, for which the performance is calculated</text:p>
            <text:p text:style-name="Our_20_code">Y = [<text:span text:style-name="T2">0 2 4 6 8</text:span> <text:s text:c="2"/><text:span text:style-name="T3">// </text:span><text:span text:style-name="T4">filling </text:span><text:span text:style-name="T3">Y </text:span><text:span text:style-name="T4">column</text:span></text:p>
            <text:p text:style-name="P6">10 15 20 25 30</text:p>
            <text:p text:style-name="P6">35 40 45 n0 50</text:p>
            <text:p text:style-name="P6">50.5 51 51.5 52</text:p>
            <text:p text:style-name="Our_20_code"><text:span text:style-name="T2">100</text:span>];</text:p>
            <text:p text:style-name="Our_20_code"/>
            <text:p text:style-name="Our_20_code"><text:span text:style-name="T1">const</text:span> Nx = <text:span text:style-name="T2">12</text:span>; <text:span text:style-name="T3">//</text:span><text:span text:style-name="T4">Number of points for discharge (equal to the size of arrays </text:span><text:span text:style-name="T3">H0 </text:span><text:span text:style-name="T4">and</text:span><text:span text:style-name="T3"> X)</text:span></text:p>
            <text:p text:style-name="Our_20_code"><text:span text:style-name="T1">const</text:span> Ny = <text:span text:style-name="T2">20</text:span>; <text:span text:style-name="T4">//Number of points for frequency </text:span><text:span text:style-name="T3">(</text:span><text:span text:style-name="T4">equal to the size of array</text:span><text:span text:style-name="T3"> Y)</text:span></text:p>
            <text:p text:style-name="Our_20_code"><text:span text:style-name="T1">var</text:span> M[Ny,Nx]; <text:span text:style-name="T4">//Head and discharge performance, atm</text:span></text:p>
            <text:p text:style-name="Our_20_code"><text:span text:style-name="T1">var</text:span> X[Nx]; <text:span text:style-name="T3">//</text:span><text:span text:style-name="T4">Volumetric discharge</text:span><text:span text:style-name="T3">, </text:span><text:span text:style-name="T4">m</text:span><text:span text:style-name="T3">^3/</text:span><text:span text:style-name="T4">s</text:span></text:p>
            <text:p text:style-name="Our_20_code"/>
            <text:p text:style-name="Our_20_code"/>
            <text:p text:style-name="Our_20_code"><text:span text:style-name="T1">for</text:span> (i = <text:span text:style-name="T2">1</text:span>,Nx) X[i]=Q[i]/<text:span text:style-name="T2">3600</text:span>; <text:span text:style-name="T3">// </text:span><text:span text:style-name="T4">Filling</text:span><text:span text:style-name="T3"> X </text:span><text:span text:style-name="T4">row</text:span></text:p>
            <text:p text:style-name="Our_20_code"/>
            <text:p text:style-name="Our_20_code"><text:span text:style-name="T1">for</text:span> (i = <text:span text:style-name="T2">1</text:span>,Nx - <text:span text:style-name="T2">1</text:span>) <text:span text:style-name="T3">// </text:span><text:span text:style-name="T4">Filling table boxes</text:span></text:p>
            <text:p text:style-name="Our_20_code"><text:s text:c="4"/><text:span text:style-name="T1">for</text:span> (j = <text:span text:style-name="T2">1</text:span>,Ny - <text:span text:style-name="T2">1</text:span>)</text:p>
            <text:p text:style-name="Our_20_code"><text:s text:c="8"/>M[j,i] = <text:span text:style-name="T2">1e-4</text:span>*r0*H0[i]*(Y[j]/n0)^<text:span text:style-name="T2">2</text:span>;</text:p>
            <text:p text:style-name="Our_20_code"/>
            <text:p text:style-name="P5">//The last table row is a copy of the next-to-last one </text:p>
            <text:p text:style-name="Our_20_code"><text:span text:style-name="T1">for</text:span> (i = <text:span text:style-name="T2">1</text:span>,Nx)</text:p>
            <text:p text:style-name="Our_20_code"><text:s text:c="4"/>M[Ny,i] = M[Ny - <text:span text:style-name="T2">1</text:span>,i];</text:p>
            <text:p text:style-name="Our_20_code"/>
            <text:p text:style-name="P4">//<text:span text:style-name="T5">The last table column is a copy of the next-to-last one </text:span></text:p>
            <text:p text:style-name="Our_20_code"><text:span text:style-name="T1">for</text:span> (j = <text:span text:style-name="T2">1</text:span>,Ny)</text:p>
            <text:p text:style-name="Our_20_code"><text:s text:c="4"/>M[j,Nx] = M[j,Nx - <text:span text:style-name="T2">1</text:span>];</text:p>
            <text:p text:style-name="P1"/>
            <text:p text:style-name="Text_20_body"><text:span text:style-name="T9">Row</text:span><text:span text:style-name="T7"> </text:span><text:span text:style-name="T8">Y</text:span><text:span text:style-name="T7"> </text:span><text:span text:style-name="T9">is filled by setting a matrix-string</text:span><text:span text:style-name="T7"> in an explicit form. </text:span><text:span text:style-name="T9">Column</text:span><text:span text:style-name="T7"> </text:span><text:span text:style-name="T8">X</text:span><text:span text:style-name="T7"> </text:span><text:span text:style-name="T9">is filled in the for cycle with the contents of boxes of this column accessible through record</text:span><text:span text:style-name="T7"> </text:span><text:span text:style-name="T8">X(i)</text:span><text:span text:style-name="T7">. </text:span><text:span text:style-name="T9">2-D table named </text:span><text:span text:style-name="T10">M</text:span><text:span text:style-name="T9"> is used for the head capacity and, thus, the boxes</text:span><text:span text:style-name="T7"> </text:span><text:span text:style-name="T9">of this table are accessible through record</text:span><text:span text:style-name="T7"> </text:span><text:span text:style-name="T8">M(j, i)</text:span><text:span text:style-name="T7">, </text:span><text:span text:style-name="T9">where</text:span><text:span text:style-name="T7"> </text:span><text:span text:style-name="T8">j</text:span><text:span text:style-name="T7"> i</text:span><text:span text:style-name="T9">s for column number</text:span><text:span text:style-name="T7">, </text:span><text:span text:style-name="T8">i</text:span><text:span text:style-name="T7"> i</text:span><text:span text:style-name="T9">s for row number</text:span><text:span text:style-name="T7">. </text:span><text:span text:style-name="T9">Contents of boxes</text:span><text:span text:style-name="T7"> </text:span><text:span text:style-name="T8">M(j, i)</text:span><text:span text:style-name="T7"> </text:span><text:span text:style-name="T9">are calculated in the </text:span><text:span text:style-name="T10">for</text:span><text:span text:style-name="T9"> double cycle</text:span><text:span text:style-name="T7">.</text:span></text:p>
            <text:p text:style-name="P1"><text:span text:style-name="T5">To fill the table automatically by performing the written calculation algorithm, command of </text:span><text:span text:style-name="T6">Clean table </text:span><text:span text:style-name="T5">menu shall be used. When filling the table automatically, there will be no need for you to set manually the number of columns and rows, instead it will be enough for you to indicate a correct calculation algorithm for the box content of the boxes and to specify the type of a table, then the program will automatically set the dimensions of the table</text:span> <text:span text:style-name="T5">(see figure 2).</text:span></text:p>
            <text:p text:style-name="P2"><text:soft-page-break/><draw:frame draw:style-name="fr2" draw:name="graphics2" text:anchor-type="as-char" svg:width="21.93cm" svg:height="10.239cm" draw:z-index="0"><draw:image xlink:href="../../../branches/mvtu4/help_eng/original/te/odt/te-images/te-4-ris-2.png" xlink:type="simple" xlink:show="embed" xlink:actuate="onLoad"/></draw:frame></text:p>
            <text:p text:style-name="P2"><text:span text:style-name="T5">Figure</text:span> 2 – <text:span text:style-name="T5">Calculated table</text:span></text:p>
            <text:p text:style-name="P1"><text:span text:style-name="T5">O</text:span>ne-dimensional table <text:span text:style-name="T5">is filled in the same way. For that a record such as</text:span> <text:span text:style-name="T1">for ... for ... M(i,j) = </text:span>f(i,j) <text:span text:style-name="T5">can be used</text:span>.</text:p>
            <text:p text:style-name="P1"><text:span text:style-name="T5">To plot the table curve select </text:span><text:span text:style-name="T6">curve plotting type (How to plot a curve</text:span><text:span text:style-name="T5">, i.e., axis of abscissas</text:span>) <text:span text:style-name="T5">and activate</text:span> <text:span text:style-name="T6">Plot</text:span><text:span text:style-name="T5"> </text:span><text:span text:style-name="T6">table curve </text:span><text:span text:style-name="T5">command</text:span>, <text:span text:style-name="T5">see figure</text:span> 3:</text:p>
            <text:p text:style-name="P1"/>
            <text:p text:style-name="P1"/>
            <text:p text:style-name="P2"><text:soft-page-break/><draw:frame draw:style-name="fr3" draw:name="graphics3" text:anchor-type="as-char" svg:width="10.583cm" svg:height="10.583cm" draw:z-index="1"><draw:image xlink:href="../../../branches/mvtu4/help_eng/original/te/odt/te-images/te-4-ris-3.png" xlink:type="simple" xlink:show="embed" xlink:actuate="onLoad"/></draw:frame></text:p>
            <text:p text:style-name="P2"><text:span text:style-name="T5">Figure</text:span> 3 – <text:span text:style-name="T5">Curve plotted for calculated table</text:span></text:p>
            <text:h text:style-name="Heading_20_1" text:outline-level="1"/>
            <text:h text:style-name="P8" text:outline-level="1">Message box</text:h>
            <text:p text:style-name="P1"><text:span text:style-name="T6">Message box </text:span><text:span text:style-name="T5">is the same as the message box of </text:span><text:span text:style-name="T6">global parameter editor</text:span><text:span text:style-name="T5"> (see “Global parameters editor window – Message box”).</text:span> </text:p>
            <text:p text:style-name="P1"/>
            <text:h text:style-name="P8" text:outline-level="1">Table setting panel</text:h>
            <text:p text:style-name="P1"><text:span text:style-name="T6">Table setting panel</text:span> <text:span text:style-name="T5">allows a number of columns, number of rows, type of table, table curve plotting sequence, name of matrix, name of column array and name of row array to be edited. Names of matrix, column array and row array are used for setting the table contents in <text:s/></text:span><text:span text:style-name="T6">algorithm of table calculation and description</text:span><text:span text:style-name="T5"> (see the example in item </text:span><text:span text:style-name="T6">Algorithm of table calculation and description). </text:span></text:p>
            <text:p text:style-name="P1"/>
            <text:h text:style-name="P8" text:outline-level="1">Tool bar</text:h>
            <text:p text:style-name="P1"><text:span text:style-name="T6">Tool bar</text:span> <text:span text:style-name="T5">contains commands, which allow the table contents to be controlled: the table to be transposed, columns and roes to be moved, the table to be checked, rows and columns to be sorted in ascending/descending order</text:span>.</text:p>
            <text:p text:style-name="P1"><text:span text:style-name="T5">When </text:span><text:span text:style-name="T6">Import table is activated,</text:span> <text:span text:style-name="T6">import table</text:span><text:span text:style-name="T5"> dialog window is displayed from clipboard</text:span> (<text:span text:style-name="T5">see figure</text:span> 4).</text:p>
            <text:p text:style-name="P2"><text:soft-page-break/><draw:frame draw:style-name="fr3" draw:name="graphics4" text:anchor-type="as-char" svg:width="13.76cm" svg:height="10.636cm" draw:z-index="2"><draw:image xlink:href="../../../branches/mvtu4/help_eng/original/te/odt/te-images/te-4-ris-4.png" xlink:type="simple" xlink:show="embed" xlink:actuate="onLoad"/></draw:frame></text:p>
            <text:p text:style-name="P2"><text:span text:style-name="T5">Figure</text:span> 4 – <text:span text:style-name="T5">Import table dialog window</text:span></text:p>
            <text:p text:style-name="P1"><text:span text:style-name="T5">In the process of import of the table it is analyzed in order to detect available separators and preliminarily split it into boxes. If boxes need to be split in another manner</text:span> <text:span text:style-name="T5">the splitters panel shall be edited. Besides, a field to be pasted into a target table can be selected. The whole import area is selected by default. Prior to import the box contents can be manually corrected.</text:span></text:p>
            <text:p text:style-name="P1"><text:span text:style-name="T5">On activation of</text:span> <text:span text:style-name="T6">Import table from </text:span><text:span text:style-name="T5">file, first </text:span><text:span text:style-name="T6">select </text:span><text:span text:style-name="T5">file dialog window and then </text:span><text:span text:style-name="T6">import table </text:span><text:span text:style-name="T5">will be displayed. As for the rest the import procedure is the same.</text:span></text:p>
            <text:p text:style-name="P3">Check table command can be used when the table contents is filled manually. <text:span text:style-name="T11">В этом случае, таблица будет проверена на наличие не конвертируемых в число записей в ячейках.</text:span> In case inconvertible records are detected a dialog window suggesting to correct them appears (see figure 5). </text:p>
            <text:p text:style-name="P2"><draw:frame draw:style-name="fr3" draw:name="graphics5" text:anchor-type="as-char" svg:width="7.913cm" svg:height="3.995cm" draw:z-index="3"><draw:image xlink:href="../../../branches/mvtu4/help_eng/original/te/odt/te-images/te-4-ris-5.png" xlink:type="simple" xlink:show="embed" xlink:actuate="onLoad"/></draw:frame></text:p>
            <text:p text:style-name="P2"><text:span text:style-name="T5">Figure</text:span> 5 – <text:span text:style-name="T5">Dialog window of corrections of inconvertible records</text:span></text:p>
            <text:p text:style-name="P1"><text:span text:style-name="T5">Corrections of both current box contents and all similar errors of this table can be disabled. Table checking procedure </text:span><text:span text:style-name="T6">is executed every time</text:span><text:span text:style-name="T5"> during import of the table.</text:span></text:p>
            <text:p text:style-name="P1"><text:soft-page-break/><text:span text:style-name="T5">In order to sort rows/columns in ascending/descending order a required column/row shall be selected (by pressing the fixed row/column box) and one of the commands: </text:span><text:span text:style-name="T6">Sort ascending</text:span><text:span text:style-name="T5"> or </text:span><text:span text:style-name="T6">Sort descending</text:span><text:span text:style-name="T5"> shall be activated.</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margin-top="0cm" fo:margin-bottom="0cm" fo:line-height="100%" style:page-number="auto" fo:background-color="transparent" fo:padding="0cm" fo:border="none" style:shadow="none">
        <style:tab-stops/>
        <style:background-image/>
      </style:paragraph-properties>
      <style:text-properties style:font-name="DejaVu Sans Mono" fo:font-size="10pt" fo:language="ru" fo:country="RU" fo:background-color="transparent" style:font-name-asian="Times New Roman2" style:font-size-asian="12pt" style:font-name-complex="Times New Roman2" style:font-size-complex="12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Окно редактора таблицы</dc:title>
    <dc:date>2014-02-11T11:23:46.53</dc:date>
    <meta:generator>OpenOffice_Beta/4.1.0$Win32 OpenOffice.org_project/410m14$Build-9760</meta:generator>
    <meta:editing-duration>PT9H42M40S</meta:editing-duration>
    <meta:editing-cycles>171</meta:editing-cycles>
    <meta:document-statistic meta:table-count="1" meta:image-count="5" meta:object-count="0" meta:page-count="6" meta:paragraph-count="68" meta:word-count="1010" meta:character-count="5833"/>
    <meta:user-defined meta:name="Поле 1"/>
    <meta:user-defined meta:name="Поле 2"/>
    <meta:user-defined meta:name="Поле 3"/>
    <meta:user-defined meta:name="Поле 4"/>
  </office:meta>
</office:document-meta>
</file>